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break-before="auto" fo:break-after="auto" style:writing-mode="lr-tb"/>
    </style:style>
    <style:style style:name="P4" style:family="paragraph" style:parent-style-name="Standard">
      <style:paragraph-properties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1.27cm" style:auto-text-indent="false" fo:break-before="auto" fo:break-after="auto" style:writing-mode="lr-tb"/>
    </style:style>
    <style:style style:name="P6" style:family="paragraph" style:parent-style-name="Standard">
      <style:paragraph-properties fo:margin-left="1.27cm" fo:margin-right="0cm" fo:margin-top="0cm" fo:margin-bottom="0cm" fo:line-height="115%" fo:text-align="start" style:justify-single-word="false" fo:text-indent="1.27cm" style:auto-text-indent="false" fo:break-before="auto" fo:break-after="auto" style:writing-mode="lr-tb"/>
    </style:style>
    <style:style style:name="P7" style:family="paragraph" style:parent-style-name="Standard" style:master-page-name="Standard">
      <style:paragraph-properties fo:margin-left="0cm" fo:margin-right="0cm" fo:margin-top="0cm" fo:margin-bottom="0.353cm" fo:line-height="115%" fo:text-align="center" style:justify-single-word="false" fo:text-indent="0cm" style:auto-text-indent="false" style:page-number="auto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85200c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style:writing-mode="lr-tb"/>
    </style:style>
    <style:style style:name="P11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1.27cm" style:auto-text-indent="false" style:writing-mode="lr-tb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text-indent="1.27cm" style:auto-text-indent="false" fo:break-before="auto" fo:break-after="auto" style:writing-mode="lr-tb"/>
    </style:style>
    <style:style style:name="P14" style:family="paragraph" style:parent-style-name="Heading_20_2">
      <style:paragraph-properties fo:break-before="auto" fo:break-after="auto" style:writing-mode="lr-tb"/>
    </style:style>
    <style:style style:name="P15" style:family="paragraph" style:parent-style-name="Heading_20_2">
      <style:paragraph-properties fo:margin-left="0cm" fo:margin-right="0cm" fo:margin-top="0.635cm" fo:margin-bottom="0.141cm" fo:line-height="115%" fo:text-align="start" style:justify-single-word="false" fo:text-indent="0cm" style:auto-text-indent="false" fo:break-before="auto" fo:break-after="auto" style:writing-mode="lr-tb"/>
    </style:style>
    <style:style style:name="P16" style:family="paragraph" style:parent-style-name="Heading_20_2">
      <style:paragraph-properties fo:margin-left="0cm" fo:margin-right="0cm" fo:margin-top="0.635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7" style:family="paragraph" style:parent-style-name="Title" style:master-page-name="Standard">
      <style:paragraph-properties fo:text-align="center" style:justify-single-word="false" style:page-number="auto" fo:break-before="auto" fo:break-after="auto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9900" fo:font-weight="bold" style:font-weight-asian="bold" style:font-weight-complex="bold"/>
    </style:style>
    <style:style style:name="T3" style:family="text">
      <style:text-properties fo:color="#85200c" fo:font-weight="bold" style:font-weight-asian="bold" style:font-weight-complex="bold"/>
    </style:style>
    <style:style style:name="T4" style:family="text">
      <style:text-properties fo:color="#6796ff"/>
    </style:style>
    <style:style style:name="T5" style:family="text">
      <style:text-properties fo:color="#6796ff" fo:font-weight="bold" style:font-weight-asian="bold" style:font-weight-complex="bold"/>
    </style:style>
    <style:style style:name="T6" style:family="text">
      <style:text-properties fo:color="#9900ff" fo:font-weight="bold" style:font-weight-asian="bold" style:font-weight-complex="bold"/>
    </style:style>
    <style:style style:name="T7" style:family="text">
      <style:text-properties fo:color="#3c78d8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-start text:name="h.bjmiwk87ox6l"/>TP<text:bookmark-end text:name="h.bjmiwk87ox6l"/> 3 : Introduction à la programmation sous ImageJ</text:p>
      <text:p text:style-name="P3"/>
      <text:p text:style-name="P3"/>
      <text:h text:style-name="P14" text:outline-level="10"><text:bookmark-start text:name="h.a279br6gp90s"/>question<text:bookmark-end text:name="h.a279br6gp90s"/> 2 :</text:h>
      <text:list xml:id="list1906141681" text:style-name="LS1">
        <text:list-item>
          <text:p text:style-name="P11">1 : Importation de bibliothèque ImageJ et Java</text:p>
        </text:list-item>
        <text:list-item>
          <text:p text:style-name="P11">7 : Déclaration de la classe MonScript_ qui hérite de PluginFilter</text:p>
        </text:list-item>
        <text:list-item>
          <text:p text:style-name="P11">9 : Déclaration d‘une fonction run prenant en parametre un objet ImageProcessor</text:p>
        </text:list-item>
        <text:list-item>
          <text:p text:style-name="P11">10 : affiche le message “Affichage de la Joconde”</text:p>
        </text:list-item>
        <text:list-item>
          <text:p text:style-name="P11">11 : utilisation de la fonction invert sur l’objet ip. Inverse l’image.</text:p>
        </text:list-item>
      </text:list>
      <text:p text:style-name="P3"/>
      <text:h text:style-name="P15" text:outline-level="10"><text:bookmark-start text:name="h.oa6qvmx7ynva"/>question<text:bookmark-end text:name="h.oa6qvmx7ynva"/> 3 :</text:h>
      <text:p text:style-name="P3">le plugin java afficher un message dans imageJ et inverse les couleurs de l’image.</text:p>
      <text:p text:style-name="P3"/>
      <text:h text:style-name="P15" text:outline-level="10"><text:bookmark-start text:name="h.novz7ih3iiip"/>question<text:bookmark-end text:name="h.novz7ih3iiip"/> 4 :</text:h>
      <text:p text:style-name="P3">la taille du tableau pixel[] est de longueur x largeur</text:p>
      <text:p text:style-name="P3"/>
      <text:h text:style-name="P15" text:outline-level="10"><text:bookmark-start text:name="h.nd3xrp44h5w"/>question<text:bookmark-end text:name="h.nd3xrp44h5w"/> 5 : </text:h>
      <text:p text:style-name="P3"/>
      <text:p text:style-name="P3"/>
      <text:p text:style-name="P3"/>
      <text:p text:style-name="P1"><text:span text:style-name="T1">question</text:span><text:span text:style-name="T1"> 6 :</text:span></text:p>
      <text:p text:style-name="P2"/>
      <text:p text:style-name="P1">pour représenter une matrice vers un tableau 1D, il faut appliquer un modulo largeur ( ou longueur ) de tel sorte que :</text:p>
      <text:p text:style-name="P1">ndg[x][y] = p[y*largeur + x]</text:p>
      <text:p text:style-name="P1"/>
      <text:h text:style-name="P14" text:outline-level="10"><text:bookmark-start text:name="h.9w6xqc8qfz8y"/><text:bookmark-end text:name="h.9w6xqc8qfz8y"/></text:h>
      <text:h text:style-name="P14" text:outline-level="10"><text:bookmark-start text:name="h.yfs37xc8ojc3"/><text:bookmark-end text:name="h.yfs37xc8ojc3"/></text:h>
      <text:h text:style-name="P14" text:outline-level="10"><text:bookmark-start text:name="h.e9cnwdu598uw"/>question<text:bookmark-end text:name="h.e9cnwdu598uw"/> 7 : </text:h>
      <text:p text:style-name="P1"/>
      <text:p text:style-name="P1"><text:soft-page-break/><text:span text:style-name="T2">public</text:span><text:span text:style-name="T2"> </text:span><text:span text:style-name="T2">void</text:span> run(ImageProcessor ip)</text:p>
      <text:p text:style-name="P8">{</text:p>
      <text:p text:style-name="P1"><text:span text:style-name="T5"><text:tab/>byte[ ]</text:span> pixels = (byte[ ])ip.getPixels();</text:p>
      <text:p text:style-name="P1"><text:s text:c="4"/></text:p>
      <text:p text:style-name="P1"><text:s text:c="3"/><text:tab/><text:span text:style-name="T5">int</text:span> width = ip.getWidth();</text:p>
      <text:p text:style-name="P1"><text:s text:c="3"/><text:tab/><text:span text:style-name="T5">int</text:span> height = ip.getHeight();</text:p>
      <text:p text:style-name="P1"><text:s text:c="3"/><text:tab/>int ndg;</text:p>
      <text:p text:style-name="P10"><text:tab/>int seuil = 126;</text:p>
      <text:p text:style-name="P10"/>
      <text:p text:style-name="P1"><text:s text:c="3"/><text:tab/> <text:span text:style-name="T6">for</text:span> ( <text:span text:style-name="T5">int</text:span> y=0; y&lt;width ; y++ )</text:p>
      <text:p text:style-name="P1"><text:s text:c="3"/><text:tab/><text:tab/> <text:span text:style-name="T6">for</text:span> ( <text:span text:style-name="T5">int</text:span> x=0; x&lt;height ; x++ )</text:p>
      <text:p text:style-name="P1"><text:s text:c="3"/><text:tab/><text:tab/> <text:span text:style-name="T3">{</text:span></text:p>
      <text:p text:style-name="P1"><text:s text:c="3"/><text:tab/><text:tab/><text:tab/>ndg = pixels[ y*width + x ] &amp; 0xff;</text:p>
      <text:p text:style-name="P1"><text:s text:c="3"/><text:tab/><text:tab/><text:tab/><text:span text:style-name="T6"> if</text:span> ( ndg &gt;= seuil )</text:p>
      <text:p text:style-name="P1"><text:s text:c="3"/><text:tab/><text:tab/><text:tab/><text:tab/> pixels[ y*width + x ] = (byte)255;</text:p>
      <text:p text:style-name="P1"><text:s text:c="3"/><text:tab/><text:tab/><text:tab/><text:span text:style-name="T6"> </text:span><text:span text:style-name="T6">else</text:span></text:p>
      <text:p text:style-name="P1"><text:s text:c="3"/><text:tab/><text:tab/><text:tab/><text:tab/> pixels[ y*width + x ] = 0;</text:p>
      <text:p text:style-name="P1"><text:s text:c="3"/><text:tab/><text:tab/><text:span text:style-name="T3"> }</text:span></text:p>
      <text:p text:style-name="P1"><text:s text:c="3"/><text:span text:style-name="T3"><text:s/>}</text:span></text:p>
      <text:h text:style-name="P14" text:outline-level="10"><text:bookmark-start text:name="h.acuhe1qh1qj4"/><text:bookmark-end text:name="h.acuhe1qh1qj4"/></text:h>
      <text:h text:style-name="P14" text:outline-level="10"><text:bookmark-start text:name="h.q6t19at761rs"/><text:bookmark-end text:name="h.q6t19at761rs"/></text:h>
      <text:h text:style-name="P14" text:outline-level="10"><text:bookmark-start text:name="h.ms62eh1hlut3"/>question<text:bookmark-end text:name="h.ms62eh1hlut3"/> 8 :</text:h>
      <text:p text:style-name="P1"><text:span text:style-name="T7">public</text:span><text:span text:style-name="T7"> </text:span><text:span text:style-name="T7">double</text:span> AverageNdg(ImageProcessor ip)</text:p>
      <text:p text:style-name="P1">{</text:p>
      <text:p text:style-name="P1"><text:tab/><text:span text:style-name="T7">byte</text:span>[] pixels = (<text:span text:style-name="T7">byte</text:span>[])ip.getPixels();</text:p>
      <text:p text:style-name="P1"><text:tab/><text:span text:style-name="T7">int</text:span><text:span text:style-name="T8"> </text:span>width = ip.getWidth();</text:p>
      <text:p text:style-name="P1"><text:tab/><text:span text:style-name="T7">int</text:span><text:span text:style-name="T8"> </text:span>height = ip.getHeight();</text:p>
      <text:p text:style-name="P1"><text:tab/><text:span text:style-name="T7">double</text:span><text:span text:style-name="T8"> </text:span>moyenne = 0;</text:p>
      <text:p text:style-name="P1"/>
      <text:p text:style-name="P1"><text:tab/><text:span text:style-name="T7">for</text:span><text:span text:style-name="T8"> </text:span>(<text:span text:style-name="T7">int</text:span> y=0 ; y &lt; height ; y++)</text:p>
      <text:p text:style-name="P1"><text:tab/><text:tab/><text:span text:style-name="T7">for</text:span><text:span text:style-name="T7"> </text:span>(<text:span text:style-name="T7">int</text:span> x=0 ; x &lt; width ; x++)</text:p>
      <text:p text:style-name="P1"><text:tab/><text:tab/><text:tab/>moyenne = moyenne + (pixels[y*width + x]&amp;0xff);</text:p>
      <text:p text:style-name="P1"><text:tab/><text:span text:style-name="T7">return</text:span><text:span text:style-name="T8"> </text:span>moyenne / (height * width);</text:p>
      <text:p text:style-name="P1">}</text:p>
      <text:p text:style-name="P1"/>
      <text:h text:style-name="P16" text:outline-level="10"><text:bookmark-start text:name="h.c650l2xtav57"/><text:bookmark-end text:name="h.c650l2xtav57"/></text:h>
      <text:h text:style-name="P16" text:outline-level="10"><text:bookmark-start text:name="h.y5ktmoqy56o0"/><text:bookmark-end text:name="h.y5ktmoqy56o0"/></text:h>
      <text:h text:style-name="P16" text:outline-level="10"><text:bookmark-start text:name="h.bxum3t5ucxit"/><text:bookmark-end text:name="h.bxum3t5ucxit"/></text:h>
      <text:h text:style-name="P15" text:outline-level="10"><text:bookmark-start text:name="h.i78tvnpuejj"/>question<text:bookmark-end text:name="h.i78tvnpuejj"/> 9 :</text:h>
      <text:p text:style-name="P4"><text:soft-page-break/></text:p>
      <text:p text:style-name="P3"><text:span text:style-name="T7">public</text:span><text:span text:style-name="T7"> </text:span><text:span text:style-name="T7">class</text:span> tp2_ <text:span text:style-name="T7">implements</text:span> PlugInFilter</text:p>
      <text:p text:style-name="P1">{</text:p>
      <text:p text:style-name="P5"><text:span text:style-name="T7">public</text:span><text:span text:style-name="T7"> </text:span><text:span text:style-name="T7">void</text:span> run(ImageProcessor ip)</text:p>
      <text:p text:style-name="P5">{</text:p>
      <text:p text:style-name="P5"><text:tab/>String path=” … ”;</text:p>
      <text:p text:style-name="P5"><text:tab/>File[ ] files= ...;</text:p>
      <text:p text:style-name="P12"/>
      <text:p text:style-name="P5"><text:tab/><text:span text:style-name="T7">if</text:span>( <text:s/>… != 0)</text:p>
      <text:p text:style-name="P5"><text:tab/>{</text:p>
      <text:p text:style-name="P5"><text:tab/><text:tab/><text:span text:style-name="T7">double</text:span> gap = Double.MAX_VALUE;</text:p>
      <text:p text:style-name="P5"><text:tab/><text:tab/>… ;</text:p>
      <text:p text:style-name="P5"><text:tab/><text:tab/><text:span text:style-name="T7">for</text:span>(i=0 ; i &lt; ... ; i++)</text:p>
      <text:p text:style-name="P5"><text:tab/><text:tab/>{</text:p>
      <text:p text:style-name="P5"><text:tab/><text:tab/><text:tab/>ImagePlus tempImg = <text:span text:style-name="T7">new</text:span><text:span text:style-name="T7"> </text:span>ImagePlus( … );</text:p>
      <text:p text:style-name="P5"><text:tab/><text:tab/><text:tab/><text:span text:style-name="T7">new</text:span><text:span text:style-name="T7"> </text:span>ImageConverter( … ).convertToGray8();</text:p>
      <text:p text:style-name="P5"><text:tab/><text:tab/><text:tab/>ImageProcessor ipTemp = ...;</text:p>
      <text:p text:style-name="P5"><text:tab/><text:tab/><text:tab/>double dif=Math.abs( … );</text:p>
      <text:p text:style-name="P5"><text:tab/><text:tab/><text:tab/>if(dif&lt; ...)</text:p>
      <text:p text:style-name="P5"><text:tab/><text:tab/><text:tab/>{</text:p>
      <text:p text:style-name="P5"><text:tab/><text:tab/><text:tab/><text:tab/></text:p>
      <text:p text:style-name="P5"><text:tab/><text:tab/><text:tab/>}</text:p>
      <text:p text:style-name="P5"><text:tab/><text:tab/>}</text:p>
      <text:p text:style-name="P5"><text:tab/><text:tab/>IJ.showMessgae(“L’image la plus proche est “ + … + “avec une distance de “ + …);</text:p>
      <text:p text:style-name="P6">}</text:p>
      <text:p text:style-name="P5">}</text:p>
      <text:p text:style-name="P5"/>
      <text:p text:style-name="P5"/>
      <text:p text:style-name="P5">public File[] listFiles(String directoryPath)</text:p>
      <text:p text:style-name="P5">{</text:p>
      <text:p text:style-name="P5"><text:tab/>File[] files=null;</text:p>
      <text:p text:style-name="P5"><text:tab/>File directoryToScan = new File(directoryPath);</text:p>
      <text:p text:style-name="P5"><text:tab/>files = directoryToScan.listFiles();</text:p>
      <text:p text:style-name="P5"><text:tab/>return files;</text:p>
      <text:p text:style-name="P5">}</text:p>
      <text:p text:style-name="P1">}</text:p>
      <text:p text:style-name="P1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.353cm" fo:line-height="115%" fo:text-align="center" style:justify-single-word="false" fo:text-indent="0cm" style:auto-text-indent="false" style:page-number="auto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1cm" fo:margin-left="0.801cm" fo:margin-right="0.80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24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Arnaud.L - Guillaume.D<text:tab/><text:tab/>TP3 - AP4Image<text:tab/><text:tab/>S4P2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/>
    <meta:initial-creator/>
    <meta:editing-cycles>4</meta:editing-cycles>
    <dc:date>2012-03-03T10:50:47</dc:date>
    <meta:editing-duration>PT29M9S</meta:editing-duration>
    <meta:document-statistic meta:table-count="0" meta:image-count="0" meta:object-count="0" meta:page-count="3" meta:paragraph-count="81" meta:word-count="375" meta:character-count="2147" meta:non-whitespace-character-count="1709"/>
  </office:meta>
</office:document-meta>
</file>